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language="it" fo:country="IT"/>
    </style:style>
    <style:style style:name="P4" style:parent-style-name="Normal" style:family="paragraph">
      <style:text-properties fo:language="it" fo:country="IT"/>
    </style:style>
    <style:style style:name="P5" style:parent-style-name="Normal" style:family="paragraph">
      <style:text-properties fo:font-weight="bold" style:font-weight-asian="bold" style:font-weight-complex="bold" fo:language="it" fo:country="IT"/>
    </style:style>
    <style:style style:name="P6" style:parent-style-name="Normal" style:family="paragraph">
      <style:text-properties fo:font-weight="bold" style:font-weight-asian="bold" style:font-weight-complex="bold" fo:language="it" fo:country="IT"/>
    </style:style>
    <style:style style:name="T7" style:parent-style-name="DefaultParagraphFont" style:family="text">
      <style:text-properties fo:language="it" fo:country="IT"/>
    </style:style>
    <style:style style:name="T8" style:parent-style-name="DefaultParagraphFont" style:family="text">
      <style:text-properties fo:language="it" fo:country="IT"/>
    </style:style>
    <style:style style:name="P9" style:parent-style-name="Normal" style:family="paragraph">
      <style:text-properties fo:font-weight="bold" style:font-weight-asian="bold" style:font-weight-complex="bold" fo:language="it" fo:country="IT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font-weight="bold" style:font-weight-asian="bold" style:font-weight-complex="bold" fo:language="it" fo:country="IT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 fo:language="it" fo:country="IT"/>
    </style:style>
    <style:style style:name="T25" style:parent-style-name="DefaultParagraphFont" style:family="text">
      <style:text-properties fo:language="it" fo:country="IT"/>
    </style:style>
    <style:style style:name="P26" style:parent-style-name="Normal" style:family="paragraph">
      <style:text-properties fo:font-weight="bold" style:font-weight-asian="bold" style:font-weight-complex="bold"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Normal" style:family="paragraph">
      <style:text-properties fo:font-weight="bold" style:font-weight-asian="bold" style:font-weight-complex="bold" fo:language="it" fo:country="IT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Hai detto:</text:p>
      <text:p text:style-name="Normal">Good morning, is it possible to book a room for three nights?</text:p>
      <text:p text:style-name="P2">ChatGPT ha detto:</text:p>
      <text:p text:style-name="Normal">Good morning! We would be happy to help. Just to check, would you prefer a single room, double room, or perhaps a suite?</text:p>
      <text:p text:style-name="P3">Hai detto:</text:p>
      <text:p text:style-name="P4">I prefer a<text:s/>double room.</text:p>
      <text:p text:style-name="P5">ChatGPT ha detto:</text:p>
      <text:p text:style-name="Normal">Lovely. And may I ask your name for the reservation, please?</text:p>
      <text:p text:style-name="P6">Hai detto:</text:p>
      <text:p text:style-name="Normal"><text:span text:style-name="T7">My name is<text:s/></text:span>[***NAME***]<text:span text:style-name="T8">.</text:span></text:p>
      <text:p text:style-name="P9">ChatGPT ha detto:</text:p>
      <text:p text:style-name="Normal">Thank you, Ms.<text:s/>[***SURNAME***]. Could you tell me your check-in date?</text:p>
      <text:p text:style-name="P10">Hai detto:</text:p>
      <text:p text:style-name="Normal">for today and the other three days. For today and the other three days.</text:p>
      <text:p text:style-name="P11">ChatGPT ha detto:</text:p>
      <text:p text:style-name="Normal">Thank you. So, from today for four nights in total, is that right?</text:p>
      <text:p text:style-name="P12">Hai detto:</text:p>
      <text:p text:style-name="P13">No.</text:p>
      <text:p text:style-name="P14">ChatGPT ha detto:</text:p>
      <text:p text:style-name="Normal">Ah, I see. Could you clarify how many nights you would like to stay?</text:p>
      <text:p text:style-name="P15">Hai detto:</text:p>
      <text:p text:style-name="Normal">for three<text:s/>nights. For three nights.</text:p>
      <text:p text:style-name="P16">ChatGPT ha detto:</text:p>
      <text:p text:style-name="Normal">Perfect, thank you! A double room for three nights starting today. Now, would you like to know about our hotel facilities?</text:p>
      <text:p text:style-name="P17">Hai detto:</text:p>
      <text:p text:style-name="Normal">Yes, thank you.</text:p>
      <text:p text:style-name="P18">ChatGPT ha detto:</text:p>
      <text:soft-page-break/>
      <text:p text:style-name="Normal">You're very welcome. We have a spa, a rooftop bar, an indoor swimming pool, and a 24-hour fitness center. Would you like to book one of these?</text:p>
      <text:p text:style-name="P19">Hai detto:</text:p>
      <text:p text:style-name="Normal">I'd like to book a swimming pool.</text:p>
      <text:p text:style-name="P20">ChatGPT ha detto:</text:p>
      <text:p text:style-name="Normal">Of course. Would you like general access, or would you prefer to book a private lane?</text:p>
      <text:p text:style-name="P21">Hai detto:</text:p>
      <text:p text:style-name="Normal">We prefer a general access.</text:p>
      <text:p text:style-name="P22">ChatGPT ha detto:</text:p>
      <text:p text:style-name="Normal">Great choice! General access to the pool is free for our guests and available all day. Would you like to know about dinner or check-out times?</text:p>
      <text:p text:style-name="P23">Hai detto:</text:p>
      <text:p text:style-name="Normal">What time is open and what time is closed the<text:s/>swimming pool?</text:p>
      <text:p text:style-name="P24">ChatGPT ha detto:</text:p>
      <text:p text:style-name="Normal"><text:span text:style-name="T25">Good question!<text:s/></text:span>The indoor pool is open from seven in the morning until nine in the evening. Would you like to know the check-out or dinner time next?</text:p>
      <text:p text:style-name="P26">Hai detto:</text:p>
      <text:p text:style-name="P27">possible.</text:p>
      <text:p text:style-name="P28">ChatGPT ha detto:</text:p>
      <text:p text:style-name="Normal">Sure! Check-out is by twelve thirty in the afternoon, and dinner is served from seven to ten in the evening. Would you like to explore some nearby attractions too?</text:p>
      <text:p text:style-name="P29">Hai detto:</text:p>
      <text:p text:style-name="Normal">Yes, I'd like to go on London Eye tomorrow.</text:p>
      <text:p text:style-name="P30">ChatGPT ha detto:</text:p>
      <text:p text:style-name="Normal">Wonderful choice! You could walk—it takes about<text:s/>twenty minutes—or take the tube. Would you prefer walking or the underground?</text:p>
      <text:p text:style-name="P31">Hai detto:</text:p>
      <text:p text:style-name="Normal">I prefer Walker.</text:p>
      <text:p text:style-name="P32">ChatGPT ha detto:</text:p>
      <text:soft-page-break/>
      <text:p text:style-name="Normal">That’s lovely! It’s a nice walk. Just head towards the Thames River, then follow it along until you see the London Eye. Are you interested in any guided tours as well?</text:p>
      <text:p text:style-name="P33">Hai detto:</text:p>
      <text:p text:style-name="Normal">for the Harry Potters 2.0</text:p>
      <text:p text:style-name="P34">ChatGPT ha detto:</text:p>
      <text:p text:style-name="Normal">Ah, the Harry Potter tour! It's a magical bus tour around London and lasts about two and a half hours. Would you like me to check availability for tomorrow?</text:p>
      <text:p text:style-name="P35">Hai detto:</text:p>
      <text:p text:style-name="Normal">Yes, thank you.</text:p>
      <text:p text:style-name="P36">ChatGPT ha detto:</text:p>
      <text:p text:style-name="Normal">You're very welcome. We still have spots available for tomorrow's Harry Potter tour. Would you prefer morning or afternoon?</text:p>
      <text:p text:style-name="P37">Hai detto:</text:p>
      <text:p text:style-name="Normal">In the afternoon. In the afternoon.</text:p>
      <text:p text:style-name="P38">ChatGPT ha detto:</text:p>
      <text:p text:style-name="Normal">Perfect. I’ve reserved one spot for the Harry Potter bus tour tomorrow afternoon. Would you like help with anything else today?</text:p>
      <text:p text:style-name="P39">Hai detto:</text:p>
      <text:p text:style-name="Normal">Now, thank you.</text:p>
      <text:p text:style-name="P40">ChatGPT ha detto:</text:p>
      <text:p text:style-name="Normal">You're very welcome, Ms.<text:s/>[***SURNAME***]. Enjoy your stay and the Harry Potter tour tomorrow!</text:p>
      <text:p text:style-name="P41">Hai detto:</text:p>
      <text:p text:style-name="Normal">Thank you. Could I have the key for my room?</text:p>
      <text:p text:style-name="P42">ChatGPT ha detto:</text:p>
      <text:p text:style-name="Normal">Of course! Here's your room key. Enjoy your stay, and if you need anything, just let us know.</text:p>
      <text:p text:style-name="P43">Hai detto:</text:p>
      <text:p text:style-name="Normal">Okay, thank you.</text:p>
      <text:p text:style-name="P44">ChatGPT ha detto:</text:p>
      <text:soft-page-break/>
      <text:p text:style-name="Normal">You're very welcome! Have a lovely day.</text:p>
      <text:p text:style-name="P45">Hai detto:</text:p>
      <text:p text:style-name="Normal">Thank you.<text:s/>Bye.</text:p>
      <text:p text:style-name="P46">ChatGPT ha detto:</text:p>
      <text:p text:style-name="Normal">Bye bye! Take care and enjoy London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5T15:18:00Z</meta:creation-date>
    <dc:date>2025-12-24T10:29:00Z</dc:date>
    <meta:template xlink:href="Normal" xlink:type="simple"/>
    <meta:editing-cycles>3</meta:editing-cycles>
    <meta:editing-duration>PT120S</meta:editing-duration>
    <meta:document-statistic meta:page-count="4" meta:paragraph-count="6" meta:word-count="500" meta:character-count="3345" meta:row-count="23" meta:non-whitespace-character-count="2851"/>
  </office:meta>
</office:document-meta>
</file>